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ejar puntos de interes</text:p>
          </table:table-cell>
          <table:table-cell office:value-type="string" calcext:value-type="string">
            <text:p>como usuario quiero pooder guardar las coordenadas de un lugar de interes para que despues pueda mostrarlo en un mapa</text:p>
          </table:table-cell>
        </table:table-row>
        <table:table-row table:style-name="ro1">
          <table:table-cell office:value-type="string" calcext:value-type="string">
            <text:p>manejar mapas</text:p>
          </table:table-cell>
          <table:table-cell office:value-type="string" calcext:value-type="string">
            <text:p>como usuario me gustaria poder agrupar mis puntos de interes</text:p>
          </table:table-cell>
        </table:table-row>
        <table:table-row table:style-name="ro1">
          <table:table-cell office:value-type="string" calcext:value-type="string">
            <text:p>soportar itinerario</text:p>
          </table:table-cell>
          <table:table-cell office:value-type="string" calcext:value-type="string">
            <text:p>como usuario me gustaria de tener un itinerario recomendado a traves de mis puntos de interes la cual pueda visitar</text:p>
          </table:table-cell>
        </table:table-row>
        <table:table-row table:style-name="ro1">
          <table:table-cell office:value-type="string" calcext:value-type="string">
            <text:p>encontrar el <text:s/>punto de interes mas cercanos</text:p>
          </table:table-cell>
          <table:table-cell office:value-type="string" calcext:value-type="string">
            <text:p>como usuario me gustaria conocer cual es el punto de interes mas cercano a mi ubicación</text:p>
          </table:table-cell>
        </table:table-row>
        <table:table-row table:style-name="ro1">
          <table:table-cell office:value-type="string" calcext:value-type="string">
            <text:p>todos los puntos de interes de un radio</text:p>
          </table:table-cell>
          <table:table-cell office:value-type="string" calcext:value-type="string">
            <text:p>como usuario me gustaria conocer todos los puntos de interes en donde me encuentro en un radio para decidir donde ir</text:p>
          </table:table-cell>
        </table:table-row>
        <table:table-row table:style-name="ro1">
          <table:table-cell office:value-type="string" calcext:value-type="string">
            <text:p>administrar multiples puntos de interes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guardar la informacion en memoria</text:p>
          </table:table-cell>
          <table:table-cell/>
        </table:table-row>
        <table:table-row table:style-name="ro1">
          <table:table-cell office:value-type="string" calcext:value-type="string">
            <text:p>usar r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4:14:03.458218126</meta:creation-date>
    <dc:date>2017-07-31T14:43:10.832860017</dc:date>
    <meta:editing-duration>PT8M47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